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style:font-name-asian="Liberation Sans1" style:font-name-complex="Liberation Sans1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11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11"/>
        <table:table-column table:style-name="co2" table:default-cell-style-name="ce13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Σ=</text:p>
          </table:table-cell>
          <table:table-cell table:formula="of:=SUM([.F1:.J1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Σ=</text:p>
          </table:table-cell>
          <table:table-cell table:formula="of:=SUM([.F2:.J2])" office:value-type="float" office:value="5" calcext:value-type="float">
            <text:p>5</text:p>
          </table:table-cell>
          <table:table-cell/>
          <table:table-cell office:value-type="string" calcext:value-type="string">
            <text:p>Centre =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Σ=</text:p>
          </table:table-cell>
          <table:table-cell table:formula="of:=SUM([.F3:.J3])" office:value-type="float" office:value="5" calcext:value-type="float">
            <text:p>5</text:p>
          </table:table-cell>
          <table:table-cell/>
          <table:table-cell office:value-type="string" calcext:value-type="string">
            <text:p>Adjacent = 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Σ=</text:p>
          </table:table-cell>
          <table:table-cell table:formula="of:=SUM([.F4:.J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Σ=</text:p>
          </table:table-cell>
          <table:table-cell table:formula="of:=SUM([.F5:.J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Compteurs</text:p>
          </table:table-cell>
          <table:covered-table-cell table:number-columns-repeated="4" table:style-name="ce9"/>
          <table:table-cell table:style-name="ce4" office:value-type="string" calcext:value-type="string" table:number-columns-spanned="5" table:number-rows-spanned="1">
            <text:p>Creations</text:p>
          </table:table-cell>
          <table:covered-table-cell table:number-columns-repeated="4" table:style-name="ce9"/>
          <table:table-cell table:style-name="ce6" office:value-type="string" calcext:value-type="string">
            <text:p>Total</text:p>
          </table:table-cell>
          <table:table-cell table:formula="of:=SUM([.L1:.L5])"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16:29:58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01:17:48.124000000</meta:creation-date>
    <dc:date>2014-07-27T17:28:02.799000000</dc:date>
    <meta:editing-duration>PT1H1M29S</meta:editing-duration>
    <meta:editing-cycles>5</meta:editing-cycles>
    <meta:generator>LibreOffice/4.2.5.2$Windows_x86 LibreOffice_project/6ff819b65674ae6c83f3cbab9e4a4c2b292a7a94</meta:generator>
    <meta:document-statistic meta:table-count="1" meta:cell-count="66" meta:object-count="0"/>
  </office:meta>
</office:document-meta>
</file>